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4" calcext:value-type="float">
            <text:p>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4:25:49.805185241</meta:creation-date>
    <dc:date>2019-03-09T14:37:44.819553894</dc:date>
    <meta:editing-duration>PT1M45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